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D000000C3E643F57A4C6D6428.png" manifest:media-type="image/png"/>
  <manifest:file-entry manifest:full-path="Pictures/100002010000021D000000A3DD7FE6EF3E23BBA6.png" manifest:media-type="image/png"/>
  <manifest:file-entry manifest:full-path="Pictures/100002010000016300000059F4C619ADCAE165ED.png" manifest:media-type="image/png"/>
  <manifest:file-entry manifest:full-path="Pictures/10000201000002B7000000921134A9890C71B433.png" manifest:media-type="image/png"/>
  <manifest:file-entry manifest:full-path="Pictures/10000201000001AE000002DD34ED8BB798DB3182.png" manifest:media-type="image/png"/>
  <manifest:file-entry manifest:full-path="Pictures/100002010000037800000074D18CF2E87F938C8A.png" manifest:media-type="image/png"/>
  <manifest:file-entry manifest:full-path="Pictures/10000201000001F50000001F6AED0FF3A4ECB499.png" manifest:media-type="image/png"/>
  <manifest:file-entry manifest:full-path="Pictures/100002010000008E00000163F4A641F46CDE5C4F.png" manifest:media-type="image/png"/>
  <manifest:file-entry manifest:full-path="Pictures/10000201000002AB000000880F6C7A757443177D.png" manifest:media-type="image/png"/>
  <manifest:file-entry manifest:full-path="Pictures/10000201000003BF000002084D5D575CA3AA80AD.png" manifest:media-type="image/png"/>
  <manifest:file-entry manifest:full-path="Pictures/1000020100000408000000EF3F62703C7E1239E3.png" manifest:media-type="image/png"/>
  <manifest:file-entry manifest:full-path="Pictures/10000201000003B7000000FB580618E8BF6665B1.png" manifest:media-type="image/png"/>
  <manifest:file-entry manifest:full-path="Pictures/10000201000001AF0000005F425D6BCE3D13138A.png" manifest:media-type="image/png"/>
  <manifest:file-entry manifest:full-path="Pictures/10000201000002A90000005B3B4C1717BCBB88C6.png" manifest:media-type="image/png"/>
  <manifest:file-entry manifest:full-path="Pictures/10000201000004F20000019955357268F0A3F950.png" manifest:media-type="image/png"/>
  <manifest:file-entry manifest:full-path="Pictures/1000020100000152000000D5A8F87F248B65679E.png" manifest:media-type="image/png"/>
  <manifest:file-entry manifest:full-path="Pictures/1000020100000371000001B3EA142E870BA6D308.png" manifest:media-type="image/png"/>
  <manifest:file-entry manifest:full-path="Pictures/100002010000015900000072680D7688AF5E4864.png" manifest:media-type="image/png"/>
  <manifest:file-entry manifest:full-path="Pictures/10000201000000FE0000013FBCDE5EBEF8F51AAE.png" manifest:media-type="image/png"/>
  <manifest:file-entry manifest:full-path="Pictures/10000201000000FC000001CA0ECA4311CBDC08CD.png" manifest:media-type="image/png"/>
  <manifest:file-entry manifest:full-path="Pictures/1000020100000144000000ED7383DF86AD7694C6.png" manifest:media-type="image/png"/>
  <manifest:file-entry manifest:full-path="Pictures/10000201000001AA000000492F46A64C89B6F4DF.png" manifest:media-type="image/png"/>
  <manifest:file-entry manifest:full-path="Pictures/100002010000029D00000075D31FA0D68A504DF5.png" manifest:media-type="image/png"/>
  <manifest:file-entry manifest:full-path="Pictures/10000201000002AE0000015FADA8D8C457B1B6DB.png" manifest:media-type="image/png"/>
  <manifest:file-entry manifest:full-path="Pictures/10000201000000EF000000284A4CBCB4557F41FF.png" manifest:media-type="image/png"/>
  <manifest:file-entry manifest:full-path="Pictures/10000201000001510000014C91C3876A90EA6651.png" manifest:media-type="image/png"/>
  <manifest:file-entry manifest:full-path="Pictures/100002010000025F00000077F26FDFA241492DB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f8ce"/>
    </style:style>
    <style:style style:name="P2" style:family="paragraph" style:parent-style-name="Standard">
      <style:paragraph-properties fo:text-align="start" style:justify-single-word="false"/>
      <style:text-properties officeooo:paragraph-rsid="0016b831"/>
    </style:style>
    <style:style style:name="P3" style:family="paragraph" style:parent-style-name="Standard">
      <style:paragraph-properties fo:text-align="justify" style:justify-single-word="false"/>
      <style:text-properties officeooo:paragraph-rsid="001b3c4f"/>
    </style:style>
    <style:style style:name="P4" style:family="paragraph" style:parent-style-name="Standard">
      <style:paragraph-properties fo:text-align="justify" style:justify-single-word="false"/>
      <style:text-properties officeooo:paragraph-rsid="001c3521"/>
    </style:style>
    <style:style style:name="P5" style:family="paragraph" style:parent-style-name="Standard">
      <style:paragraph-properties fo:text-align="justify" style:justify-single-word="false"/>
      <style:text-properties officeooo:paragraph-rsid="001ca6d5"/>
    </style:style>
    <style:style style:name="P6" style:family="paragraph" style:parent-style-name="Standard">
      <style:paragraph-properties fo:text-align="justify" style:justify-single-word="false"/>
      <style:text-properties officeooo:paragraph-rsid="00275ccf"/>
    </style:style>
    <style:style style:name="P7" style:family="paragraph" style:parent-style-name="Standard">
      <style:paragraph-properties fo:text-align="justify" style:justify-single-word="false"/>
      <style:text-properties officeooo:paragraph-rsid="0027e7f2"/>
    </style:style>
    <style:style style:name="P8" style:family="paragraph" style:parent-style-name="Standard">
      <style:paragraph-properties fo:text-align="justify" style:justify-single-word="false"/>
      <style:text-properties officeooo:paragraph-rsid="002c01af"/>
    </style:style>
    <style:style style:name="P9" style:family="paragraph" style:parent-style-name="Standard">
      <style:text-properties fo:font-variant="normal" fo:text-transform="none" fo:color="#000000" style:font-name="Arial" fo:font-size="14pt" fo:letter-spacing="normal" fo:font-style="normal" fo:font-weight="normal" officeooo:rsid="000d95f2" officeooo:paragraph-rsid="000d95f2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variant="normal" fo:text-transform="none" fo:color="#000000" style:font-name="Arial" fo:font-size="14pt" fo:letter-spacing="normal" fo:font-style="normal" fo:font-weight="normal" officeooo:rsid="000ebd9a" officeooo:paragraph-rsid="000ebd9a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b3c4f" officeooo:paragraph-rsid="001b3c4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b3c4f" officeooo:paragraph-rsid="001b3c4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c3521" officeooo:paragraph-rsid="001c352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dede9" officeooo:paragraph-rsid="001dede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013e4" officeooo:paragraph-rsid="002013e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0685f" officeooo:paragraph-rsid="0020685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36ac6" officeooo:paragraph-rsid="00236ac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bold" officeooo:rsid="001c3521" officeooo:paragraph-rsid="001c3521" fo:background-color="transparent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fo:font-variant="normal" fo:text-transform="none" fo:color="#3465a4" style:font-name="Arial" fo:font-size="14pt" fo:letter-spacing="normal" fo:font-style="normal" fo:font-weight="normal" officeooo:rsid="000d95f2" officeooo:paragraph-rsid="000d95f2" style:font-size-asian="14pt" style:font-style-asian="normal" style:font-size-complex="14pt" style:font-style-complex="normal"/>
    </style:style>
    <style:style style:name="P20" style:family="paragraph" style:parent-style-name="Standard">
      <style:text-properties style:font-name="Arial" fo:font-size="16pt" fo:font-weight="bold" officeooo:rsid="00025de2" officeooo:paragraph-rsid="00025de2" style:font-size-asian="16pt" style:font-weight-asian="bold" style:font-size-complex="16pt" style:font-weight-complex="bold"/>
    </style:style>
    <style:style style:name="P21" style:family="paragraph" style:parent-style-name="Standard">
      <style:text-properties style:font-name="Arial" fo:font-size="14pt" fo:font-weight="bold" officeooo:rsid="00025de2" officeooo:paragraph-rsid="00025de2" style:font-size-asian="12.25pt" style:font-weight-asian="bold" style:font-size-complex="14pt" style:font-weight-complex="bold"/>
    </style:style>
    <style:style style:name="P22" style:family="paragraph" style:parent-style-name="Standard">
      <style:text-properties style:font-name="Arial" fo:font-size="14pt" officeooo:rsid="00039f3a" officeooo:paragraph-rsid="00039f3a" style:font-size-asian="14pt" style:font-size-complex="14pt"/>
    </style:style>
    <style:style style:name="P23" style:family="paragraph" style:parent-style-name="Standard">
      <style:text-properties style:font-name="Arial" fo:font-size="14pt" officeooo:rsid="00039f3a" officeooo:paragraph-rsid="000d95f2" style:font-size-asian="14pt" style:font-size-complex="14pt"/>
    </style:style>
    <style:style style:name="P24" style:family="paragraph" style:parent-style-name="Standard">
      <style:text-properties style:font-name="Arial" fo:font-size="14pt" officeooo:paragraph-rsid="000d95f2" style:font-size-asian="14pt" style:font-size-complex="14pt"/>
    </style:style>
    <style:style style:name="P25" style:family="paragraph" style:parent-style-name="Standard">
      <style:text-properties style:font-name="Arial" fo:font-size="14pt" officeooo:rsid="000b0e43" officeooo:paragraph-rsid="000b0e43" style:font-size-asian="14pt" style:font-size-complex="14pt"/>
    </style:style>
    <style:style style:name="P26" style:family="paragraph" style:parent-style-name="Standard">
      <style:text-properties style:font-name="Arial" fo:font-size="14pt" officeooo:paragraph-rsid="000bf8ce" style:font-size-asian="14pt" style:font-size-complex="14pt"/>
    </style:style>
    <style:style style:name="P27" style:family="paragraph" style:parent-style-name="Standard">
      <style:text-properties style:font-name="Arial" fo:font-size="14pt" officeooo:rsid="000ebd9a" officeooo:paragraph-rsid="000ebd9a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119731" officeooo:paragraph-rsid="00119731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2ef551" officeooo:paragraph-rsid="002ef551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19731" officeooo:paragraph-rsid="0012e643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2e643" officeooo:paragraph-rsid="0012e643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4d9ae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6b831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85f7d" officeooo:paragraph-rsid="0016b831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85f7d" officeooo:paragraph-rsid="00185f7d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99e6d" officeooo:paragraph-rsid="00199e6d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b3c4f" officeooo:paragraph-rsid="001b3c4f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text-properties style:font-name="Arial" officeooo:paragraph-rsid="000d95f2"/>
    </style:style>
    <style:style style:name="P39" style:family="paragraph" style:parent-style-name="Standard">
      <style:text-properties style:font-name="Arial" fo:font-weight="bold" officeooo:rsid="000e2093" officeooo:paragraph-rsid="000e2093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Arial" fo:font-weight="bold" officeooo:rsid="0024ae1e" officeooo:paragraph-rsid="0024ae1e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Arial" fo:font-weight="bold" officeooo:rsid="002c01af" officeooo:paragraph-rsid="002dd9e0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Arial" fo:font-weight="bold" officeooo:rsid="002ef551" officeooo:paragraph-rsid="002ef551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Arial" officeooo:paragraph-rsid="0014d9ae"/>
    </style:style>
    <style:style style:name="P44" style:family="paragraph" style:parent-style-name="Standard">
      <style:paragraph-properties fo:text-align="start" style:justify-single-word="false"/>
      <style:text-properties style:font-name="Arial" officeooo:paragraph-rsid="00185f7d"/>
    </style:style>
    <style:style style:name="P45" style:family="paragraph" style:parent-style-name="Standard">
      <style:paragraph-properties fo:text-align="start" style:justify-single-word="false"/>
      <style:text-properties style:font-name="Arial" officeooo:rsid="0016b831" officeooo:paragraph-rsid="0016b831"/>
    </style:style>
    <style:style style:name="P46" style:family="paragraph" style:parent-style-name="Standard">
      <style:paragraph-properties fo:text-align="start" style:justify-single-word="false"/>
      <style:text-properties style:font-name="Arial" officeooo:rsid="001b3c4f" officeooo:paragraph-rsid="001b3c4f"/>
    </style:style>
    <style:style style:name="P47" style:family="paragraph" style:parent-style-name="Standard">
      <style:paragraph-properties fo:text-align="justify" style:justify-single-word="false"/>
      <style:text-properties style:font-name="Arial" fo:font-style="italic" officeooo:rsid="001b3c4f" officeooo:paragraph-rsid="001b3c4f" style:font-style-asian="italic" style:font-style-complex="italic"/>
    </style:style>
    <style:style style:name="P48" style:family="paragraph" style:parent-style-name="Standard">
      <style:paragraph-properties fo:text-align="justify" style:justify-single-word="false"/>
      <style:text-properties style:font-name="Arial" officeooo:paragraph-rsid="001c3521"/>
    </style:style>
    <style:style style:name="P49" style:family="paragraph" style:parent-style-name="Standard">
      <style:paragraph-properties fo:text-align="justify" style:justify-single-word="false"/>
      <style:text-properties style:font-name="Arial" officeooo:paragraph-rsid="001e33b2"/>
    </style:style>
    <style:style style:name="P50" style:family="paragraph" style:parent-style-name="Standard">
      <style:paragraph-properties fo:text-align="justify" style:justify-single-word="false"/>
      <style:text-properties style:font-name="Arial" officeooo:paragraph-rsid="002013e4"/>
    </style:style>
    <style:style style:name="P51" style:family="paragraph" style:parent-style-name="Standard">
      <style:paragraph-properties fo:text-align="justify" style:justify-single-word="false"/>
      <style:text-properties style:font-name="Arial" officeooo:rsid="002013e4" officeooo:paragraph-rsid="002013e4"/>
    </style:style>
    <style:style style:name="P52" style:family="paragraph" style:parent-style-name="Standard">
      <style:paragraph-properties fo:text-align="justify" style:justify-single-word="false"/>
      <style:text-properties style:font-name="Arial" officeooo:rsid="0020685f" officeooo:paragraph-rsid="0020685f"/>
    </style:style>
    <style:style style:name="P53" style:family="paragraph" style:parent-style-name="Standard">
      <style:paragraph-properties fo:text-align="justify" style:justify-single-word="false"/>
      <style:text-properties style:font-name="Arial" officeooo:rsid="0020eee4" officeooo:paragraph-rsid="0020eee4"/>
    </style:style>
    <style:style style:name="P54" style:family="paragraph" style:parent-style-name="Standard">
      <style:paragraph-properties fo:text-align="justify" style:justify-single-word="false"/>
      <style:text-properties style:font-name="Arial" officeooo:rsid="00236ac6" officeooo:paragraph-rsid="00236ac6"/>
    </style:style>
    <style:style style:name="P55" style:family="paragraph" style:parent-style-name="Standard">
      <style:paragraph-properties fo:text-align="justify" style:justify-single-word="false"/>
      <style:text-properties style:font-name="Arial" officeooo:rsid="00275ccf" officeooo:paragraph-rsid="00275ccf"/>
    </style:style>
    <style:style style:name="P56" style:family="paragraph" style:parent-style-name="Standard">
      <style:paragraph-properties fo:text-align="justify" style:justify-single-word="false"/>
      <style:text-properties style:font-name="Arial" officeooo:rsid="00275ccf" officeooo:paragraph-rsid="002a3d5f"/>
    </style:style>
    <style:style style:name="P57" style:family="paragraph" style:parent-style-name="Standard">
      <style:paragraph-properties fo:text-align="justify" style:justify-single-word="false"/>
      <style:text-properties style:font-name="Arial" fo:font-size="12pt" fo:font-weight="normal" officeooo:rsid="002a3d5f" officeooo:paragraph-rsid="002a3d5f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color="#000000" style:font-name="Arial" fo:font-style="normal" officeooo:rsid="000ebd9a" officeooo:paragraph-rsid="000ebd9a" style:font-style-asian="normal" style:font-style-complex="normal"/>
    </style:style>
    <style:style style:name="P59" style:family="paragraph" style:parent-style-name="Text_20_body">
      <style:text-properties style:font-name="Arial"/>
    </style:style>
    <style:style style:name="P60" style:family="paragraph" style:parent-style-name="Text_20_body">
      <style:text-properties style:font-name="Arial" officeooo:paragraph-rsid="00199e6d"/>
    </style:style>
    <style:style style:name="P61" style:family="paragraph" style:parent-style-name="Text_20_body">
      <style:text-properties style:font-name="Arial" fo:font-size="14pt" fo:font-style="normal" style:text-underline-style="none" fo:font-weight="normal" officeooo:rsid="00185f7d" officeooo:paragraph-rsid="00199e6d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style:font-name="Arial" fo:font-size="14pt" fo:font-style="normal" style:text-underline-style="none" fo:font-weight="normal" officeooo:rsid="0014d9ae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 style:list-style-name="L2">
      <style:paragraph-properties fo:text-align="start" style:justify-single-word="false"/>
      <style:text-properties style:font-name="Arial" fo:font-size="14pt" fo:font-style="normal" style:text-underline-style="none" fo:font-weight="normal" officeooo:rsid="0016b831" officeooo:paragraph-rsid="0016b831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2a3d5f" officeooo:paragraph-rsid="002a3d5f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30a60a" officeooo:paragraph-rsid="002ef551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 style:list-style-name="L3">
      <style:paragraph-properties fo:text-align="justify" style:justify-single-word="false"/>
      <style:text-properties style:font-name="Arial" fo:font-size="14pt" fo:font-style="normal" fo:font-weight="normal" officeooo:rsid="0030a60a" officeooo:paragraph-rsid="0030a60a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 style:list-style-name="L3">
      <style:paragraph-properties fo:text-align="justify" style:justify-single-word="false"/>
      <style:text-properties style:font-name="Arial" fo:font-size="14pt" fo:font-style="normal" fo:font-weight="normal" officeooo:rsid="002ef551" officeooo:paragraph-rsid="0030a60a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 style:list-style-name="L2">
      <style:paragraph-properties fo:text-align="start" style:justify-single-word="false"/>
      <style:text-properties style:font-name="Arial" officeooo:rsid="0016b831" officeooo:paragraph-rsid="0016b831"/>
    </style:style>
    <style:style style:name="P69" style:family="paragraph" style:parent-style-name="Standard">
      <style:paragraph-properties fo:text-align="justify" style:justify-single-word="false"/>
      <style:text-properties style:font-name="Arial" fo:font-style="normal" officeooo:rsid="002a3d5f" officeooo:paragraph-rsid="0027e7f2" style:font-style-asian="normal" style:font-style-complex="normal"/>
    </style:style>
    <style:style style:name="P70" style:family="paragraph" style:parent-style-name="Standard">
      <style:paragraph-properties fo:text-align="justify" style:justify-single-word="false"/>
      <style:text-properties style:font-name="Arial" fo:font-style="normal" fo:font-weight="normal" officeooo:rsid="0033d9a9" officeooo:paragraph-rsid="003544ac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Arial" fo:font-style="normal" fo:font-weight="normal" officeooo:rsid="0033d9a9" officeooo:paragraph-rsid="00354d1d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Arial" fo:font-style="normal" fo:font-weight="normal" officeooo:rsid="00354d1d" officeooo:paragraph-rsid="00354d1d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2bb874" officeooo:paragraph-rsid="002c01af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2a3d5f" officeooo:paragraph-rsid="002a3d5f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Arial" fo:font-weight="normal" officeooo:rsid="002dd9e0" officeooo:paragraph-rsid="002dd9e0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Arial" fo:font-style="italic" fo:font-weight="normal" officeooo:rsid="002ef551" officeooo:paragraph-rsid="002ef551" style:font-style-asian="italic" style:font-weight-asian="normal" style:font-style-complex="italic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275ccf" officeooo:paragraph-rsid="00275cc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30a60a" officeooo:paragraph-rsid="0030a60a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officeooo:paragraph-rsid="0031f9f0"/>
    </style:style>
    <style:style style:name="P80" style:family="paragraph" style:parent-style-name="Standard">
      <style:paragraph-properties fo:text-align="justify" style:justify-single-word="false"/>
      <style:text-properties officeooo:rsid="0031f9f0" officeooo:paragraph-rsid="0031f9f0"/>
    </style:style>
    <style:style style:name="P81" style:family="paragraph" style:parent-style-name="Standard">
      <style:paragraph-properties fo:text-align="justify" style:justify-single-word="false"/>
      <style:text-properties officeooo:rsid="0032c68c" officeooo:paragraph-rsid="0032c68c"/>
    </style:style>
    <style:style style:name="T1" style:family="text">
      <style:text-properties officeooo:rsid="00039f3a"/>
    </style:style>
    <style:style style:name="T2" style:family="text">
      <style:text-properties officeooo:rsid="000625c0"/>
    </style:style>
    <style:style style:name="T3" style:family="text">
      <style:text-properties officeooo:rsid="000d95f2"/>
    </style:style>
    <style:style style:name="T4" style:family="text">
      <style:text-properties fo:font-variant="normal" fo:text-transform="none" fo:color="#000000" fo:font-size="14pt" fo:letter-spacing="normal" fo:font-style="normal" fo:font-weight="normal" officeooo:rsid="000d95f2" style:font-size-asian="14pt" style:font-style-asian="normal" style:font-size-complex="14pt" style:font-style-complex="normal"/>
    </style:style>
    <style:style style:name="T5" style:family="text">
      <style:text-properties fo:font-variant="normal" fo:text-transform="none" fo:color="#000000" fo:font-size="14pt" fo:letter-spacing="normal" fo:font-style="normal" style:font-size-asian="14pt" style:font-style-asian="normal" style:font-size-complex="14pt" style:font-style-complex="normal"/>
    </style:style>
    <style:style style:name="T6" style:family="text">
      <style:text-properties fo:font-variant="normal" fo:text-transform="none" fo:color="#000000" fo:font-size="14pt" fo:letter-spacing="normal" fo:font-style="normal" officeooo:rsid="000d95f2" style:font-size-asian="14pt" style:font-style-asian="normal" style:font-size-complex="14pt" style:font-style-complex="normal"/>
    </style:style>
    <style:style style:name="T7" style:family="text">
      <style:text-properties fo:font-variant="normal" fo:text-transform="none" fo:color="#000000" fo:font-size="14pt" fo:letter-spacing="normal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fo:font-size="14pt" fo:letter-spacing="normal" fo:font-style="normal" style:text-underline-style="none" fo:font-weight="normal" officeooo:rsid="001c352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fo:font-size="14pt" fo:letter-spacing="normal" fo:font-style="normal" style:text-underline-style="none" fo:font-weight="normal" officeooo:rsid="001e33b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fo:font-size="14pt" fo:letter-spacing="normal" fo:font-style="normal" style:text-underline-style="none" fo:font-weight="normal" officeooo:rsid="0025c2e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fo:font-size="14pt" fo:letter-spacing="normal" fo:font-style="normal" style:text-underline-style="none" fo:font-weight="normal" officeooo:rsid="001f952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fo:font-size="14pt" fo:letter-spacing="normal" fo:font-style="normal" style:text-underline-style="none" fo:font-weight="normal" officeooo:rsid="002013e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fo:font-size="14pt" fo:letter-spacing="normal" fo:font-style="normal" style:text-underline-style="none" fo:background-color="transparent" loext:char-shading-value="0" style:font-size-asian="14pt" style:font-style-asian="normal" style:font-size-complex="14pt" style:font-style-complex="normal"/>
    </style:style>
    <style:style style:name="T14" style:family="text">
      <style:text-properties fo:font-variant="normal" fo:text-transform="none" fo:color="#000000" fo:font-size="14pt" fo:letter-spacing="normal" fo:font-style="normal" style:text-underline-style="none" officeooo:rsid="00236ac6" fo:background-color="transparent" loext:char-shading-value="0" style:font-size-asian="14pt" style:font-style-asian="normal" style:font-size-complex="14pt" style:font-style-complex="normal"/>
    </style:style>
    <style:style style:name="T15" style:family="text">
      <style:text-properties fo:font-variant="normal" fo:text-transform="none" fo:color="#000000" fo:font-size="14pt" fo:letter-spacing="normal" fo:font-style="italic" style:text-underline-style="none" fo:font-weight="normal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variant="normal" fo:text-transform="none" fo:color="#000000" fo:font-size="14pt" fo:letter-spacing="normal" fo:font-style="italic" style:text-underline-style="none" fo:font-weight="normal" officeooo:rsid="001c352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variant="normal" fo:text-transform="none" fo:color="#000000" fo:font-size="14pt" fo:letter-spacing="normal" fo:font-style="italic" style:text-underline-style="none" fo:font-weight="normal" officeooo:rsid="001e33b2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variant="normal" fo:text-transform="none" fo:color="#000000" fo:font-size="14pt" fo:letter-spacing="normal" fo:font-style="italic" style:text-underline-style="none" fo:font-weight="normal" officeooo:rsid="001f952a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variant="normal" fo:text-transform="none" fo:color="#000000" fo:font-size="14pt" fo:letter-spacing="normal" fo:font-style="italic" style:text-underline-style="none" fo:font-weight="normal" officeooo:rsid="002013e4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variant="normal" fo:text-transform="none" fo:color="#000000" fo:font-size="14pt" fo:letter-spacing="normal" style:text-underline-style="none" fo:font-weight="normal" fo:background-color="transparent" loext:char-shading-value="0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b3c4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c352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ca6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b3c4f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style:font-name="Arial" fo:font-size="14pt" fo:letter-spacing="normal" fo:font-style="italic" style:text-underline-style="none" fo:font-weight="normal" officeooo:rsid="001b3c4f" fo:background-color="transparent" loext:char-shading-value="0" style:font-name-asian="Noto Sans Mono CJK SC" style:font-size-asian="14pt" style:font-style-asian="italic" style:font-weight-asian="normal" style:font-name-complex="Liberation Mono" style:font-size-complex="14pt" style:font-style-complex="italic" style:font-weight-complex="normal" loext:padding="0cm" loext:border="none"/>
    </style:style>
    <style:style style:name="T26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275ccf" fo:background-color="#ffff00" loext:char-shading-value="0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3465a4" fo:font-size="14pt" fo:letter-spacing="normal" fo:font-style="italic" fo:font-weight="normal" style:font-size-asian="14pt" style:font-style-asian="italic" style:font-size-complex="14pt" style:font-style-complex="italic"/>
    </style:style>
    <style:style style:name="T28" style:family="text">
      <style:text-properties fo:font-variant="normal" fo:text-transform="none" fo:color="#3465a4" fo:font-size="14pt" fo:letter-spacing="normal" fo:font-style="italic" fo:font-weight="normal" officeooo:rsid="000d95f2" style:font-size-asian="14pt" style:font-style-asian="italic" style:font-size-complex="14pt" style:font-style-complex="italic"/>
    </style:style>
    <style:style style:name="T29" style:family="text">
      <style:text-properties fo:font-variant="normal" fo:text-transform="none" fo:font-size="14pt" fo:letter-spacing="normal" fo:font-weight="normal" style:font-size-asian="14pt" style:font-size-complex="14pt"/>
    </style:style>
    <style:style style:name="T30" style:family="text">
      <style:text-properties fo:font-variant="normal" fo:text-transform="none" fo:font-size="14pt" fo:letter-spacing="normal" fo:font-weight="normal" officeooo:rsid="000d95f2" style:font-size-asian="14pt" style:font-size-complex="14pt"/>
    </style:style>
    <style:style style:name="T31" style:family="text">
      <style:text-properties officeooo:rsid="000ebd9a"/>
    </style:style>
    <style:style style:name="T32" style:family="text">
      <style:text-properties officeooo:rsid="0012e643"/>
    </style:style>
    <style:style style:name="T33" style:family="text">
      <style:text-properties fo:font-style="italic" officeooo:rsid="0012e643" style:font-style-asian="italic" style:font-style-complex="italic"/>
    </style:style>
    <style:style style:name="T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color="#000000" style:font-name="Arial" fo:font-size="14pt" fo:letter-spacing="normal" fo:font-style="italic" style:text-underline-style="none" fo:font-weight="normal" officeooo:rsid="001b3c4f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36" style:family="text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0000" style:font-name="Arial" fo:font-size="12pt" fo:font-style="normal" fo:font-weight="normal" officeooo:rsid="0031f9f0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officeooo:rsid="0025c2ee"/>
    </style:style>
    <style:style style:name="T40" style:family="text">
      <style:text-properties officeooo:rsid="0027e088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3" style:family="text">
      <style:text-properties fo:font-style="normal" style:text-underline-style="none" style:font-style-asian="normal" style:font-style-complex="normal"/>
    </style:style>
    <style:style style:name="T44" style:family="text">
      <style:text-properties fo:font-size="14pt" officeooo:rsid="000d95f2" style:font-size-asian="14pt" style:font-size-complex="14pt"/>
    </style:style>
    <style:style style:name="T45" style:family="text">
      <style:text-properties fo:font-size="14pt" fo:font-style="normal" fo:font-weight="normal" officeooo:rsid="0012e643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size="14pt" fo:font-style="normal" style:text-underline-style="none" fo:font-weight="normal" officeooo:rsid="0014d9ae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size="14pt" fo:font-style="normal" style:text-underline-style="none" fo:font-weight="normal" officeooo:rsid="0012e643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size="14pt" fo:font-style="normal" style:text-underline-style="none" fo:font-weight="normal" officeooo:rsid="0016b831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size="14pt" fo:font-style="normal" style:text-underline-style="none" fo:font-weight="normal" officeooo:rsid="00185f7d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size="14pt" fo:font-style="normal" style:text-underline-style="none" fo:font-weight="normal" officeooo:rsid="00199e6d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size="14pt" fo:font-style="italic" fo:font-weight="normal" officeooo:rsid="0012e643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fo:font-size="14pt" fo:font-style="italic" style:text-underline-style="none" fo:font-weight="normal" officeooo:rsid="00185f7d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style:font-name="Arial"/>
    </style:style>
    <style:style style:name="T56" style:family="text">
      <style:text-properties style:font-name="Arial" fo:font-size="14pt" style:font-size-asian="14pt" style:font-size-complex="14pt"/>
    </style:style>
    <style:style style:name="T57" style:family="text">
      <style:text-properties style:font-name="Arial" fo:font-size="14pt" officeooo:rsid="000bf8ce" style:font-size-asian="14pt" style:font-size-complex="14pt"/>
    </style:style>
    <style:style style:name="T58" style:family="text"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style:font-name="Arial" fo:font-size="14pt" fo:font-style="normal" style:text-underline-style="none" fo:font-weight="normal" officeooo:rsid="0014d9ae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style:font-name="Arial" fo:font-size="14pt" fo:font-style="normal" style:text-underline-style="none" fo:font-weight="normal" officeooo:rsid="0016b831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style:font-name="Arial" fo:font-size="11pt" fo:background-color="#ffff00" loext:char-shading-value="0" style:font-size-asian="11pt" style:font-size-complex="11pt"/>
    </style:style>
    <style:style style:name="T62" style:family="text">
      <style:text-properties style:font-name="Arial" fo:font-weight="bold" officeooo:rsid="002a3d5f" style:font-weight-asian="bold" style:font-weight-complex="bold"/>
    </style:style>
    <style:style style:name="T63" style:family="text">
      <style:text-properties style:font-name="Arial" officeooo:rsid="0027e7f2"/>
    </style:style>
    <style:style style:name="T64" style:family="text">
      <style:text-properties style:font-name="Arial" officeooo:rsid="00297017"/>
    </style:style>
    <style:style style:name="T65" style:family="text">
      <style:text-properties style:font-name="Arial" fo:font-style="italic" officeooo:rsid="0027e7f2" style:font-style-asian="italic" style:font-style-complex="italic"/>
    </style:style>
    <style:style style:name="T66" style:family="text">
      <style:text-properties style:font-name="Arial" fo:font-style="normal" officeooo:rsid="0027e7f2" style:font-style-asian="normal" style:font-style-complex="normal"/>
    </style:style>
    <style:style style:name="T67" style:family="text">
      <style:text-properties style:font-name="Arial" fo:font-style="normal" officeooo:rsid="002a3d5f" style:font-style-asian="normal" style:font-style-complex="normal"/>
    </style:style>
    <style:style style:name="T68" style:family="text">
      <style:text-properties style:font-name="Arial" fo:font-size="12pt" fo:font-style="normal" style:text-underline-style="none" fo:font-weight="bold" officeooo:rsid="002a3d5f" style:font-size-asian="10.5pt" style:font-style-asian="normal" style:font-weight-asian="bold" style:font-size-complex="12pt" style:font-style-complex="normal" style:font-weight-complex="bold"/>
    </style:style>
    <style:style style:name="T69" style:family="text">
      <style:text-properties style:font-name="Arial" fo:font-size="12pt" fo:font-style="normal" style:text-underline-style="none" fo:font-weight="normal" officeooo:rsid="002a3d5f" style:font-size-asian="10.5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Arial" fo:font-size="12pt" fo:font-style="normal" style:text-underline-style="none" fo:font-weight="normal" officeooo:rsid="002b2e7c" style:font-size-asian="10.5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Arial" fo:font-size="12pt" fo:font-style="normal" style:text-underline-style="none" fo:font-weight="normal" officeooo:rsid="002bb874" style:font-size-asian="10.5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Arial" fo:font-size="12pt" fo:font-style="normal" style:text-underline-style="solid" style:text-underline-width="auto" style:text-underline-color="font-color" fo:font-weight="normal" officeooo:rsid="002b2e7c" style:font-size-asian="10.5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Arial" fo:font-size="12pt" fo:font-style="italic" style:text-underline-style="none" fo:font-weight="normal" officeooo:rsid="002b2e7c" style:font-size-asian="10.5pt" style:font-style-asian="italic" style:font-weight-asian="normal" style:font-size-complex="12pt" style:font-style-complex="italic" style:font-weight-complex="normal"/>
    </style:style>
    <style:style style:name="T74" style:family="text">
      <style:text-properties style:text-underline-style="solid" style:text-underline-width="auto" style:text-underline-color="font-color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02dd9e0" style:font-weight-asian="normal" style:font-weight-complex="normal"/>
    </style:style>
    <style:style style:name="T78" style:family="text">
      <style:text-properties officeooo:rsid="002dd9e0"/>
    </style:style>
    <style:style style:name="T79" style:family="text">
      <style:text-properties officeooo:rsid="0030a60a"/>
    </style:style>
    <style:style style:name="T80" style:family="text">
      <style:text-properties officeooo:rsid="003544ac"/>
    </style:style>
    <style:style style:name="T81" style:family="text">
      <style:text-properties officeooo:rsid="00354d1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JAVA SCRIPT</text:p>
      <text:p text:style-name="P21"/>
      <text:p text:style-name="P22">O que o JavaScript faz?</text:p>
      <text:p text:style-name="P23">Quase tudo. </text:p>
      <text:p text:style-name="P24"/>
      <text:p text:style-name="P24"><text:span text:style-name="T1">O proposito da criação do JS foi para o client side, mas com a evolução da linguagem ela também roda no serve side <text:s/></text:span><text:span text:style-name="T3">e também no </text:span><text:span text:style-name="T1">mobile. </text:span><text:span text:style-name="T2">Bibliotecas e Frameworks baseados em JavaScript: Jquery, angular, react, react native, vue, electron, ionic </text:span><text:span text:style-name="T31">entre outros</text:span><text:span text:style-name="T2">. Node js serve para rodar o JS fora do browser </text:span><text:span text:style-name="T3">e utilizado para rodar no serve side.</text:span><text:span text:style-name="T2"> </text:span></text:p>
      <text:p text:style-name="P24"/>
      <text:p text:style-name="P25">(Todos os arquivos vão está no github).</text:p>
      <text:p text:style-name="P1"><text:span text:style-name="T57">Sites de referencia: </text:span><text:a xlink:type="simple" xlink:href="https://developer.mozilla.org/pt-BR/docs/Web/JavaScript" text:style-name="Internet_20_link" text:visited-style-name="Visited_20_Internet_20_Link"><text:span text:style-name="T56">https://developer.mozilla.org/pt-BR/docs/Web/JavaScript</text:span></text:a><text:span text:style-name="T57"> e </text:span><text:a xlink:type="simple" xlink:href="https://www.ecma-international.org/" text:style-name="Internet_20_link" text:visited-style-name="Visited_20_Internet_20_Link"><text:span text:style-name="T56">https://www.ecma-international.org/</text:span></text:a><text:span text:style-name="T56"> </text:span></text:p>
      <text:p text:style-name="P26"/>
      <text:p text:style-name="P38"><text:span text:style-name="T44">Nesse curso vamos utilizar o Chrome, VS code e Node.js. Para instalar o node usa-se esse comando: </text:span><text:span text:style-name="T27">sudo apt install nodejs </text:span></text:p>
      <text:p text:style-name="P38"><text:span text:style-name="T4">para instalar o npm: </text:span><text:span text:style-name="T28">sudo apt install npm</text:span></text:p>
      <text:p text:style-name="P9">Para verificar se foi instalado e a versão eu uso o nodejs –version</text:p>
      <text:p text:style-name="P9"/>
      <text:p text:style-name="P39"><text:span text:style-name="T6">A</text:span><text:span text:style-name="T5">ula #04</text:span></text:p>
      <text:p text:style-name="P19"/>
      <text:p text:style-name="P58"><text:span text:style-name="T30">O</text:span><text:span text:style-name="T29">s scripts quando feito nas mesma páginas ficam no final da página.</text:span></text:p>
      <text:p text:style-name="P10">Primeiros comandos com window</text:p>
      <text:p text:style-name="P10"><draw:frame draw:style-name="fr3" draw:name="Image1" text:anchor-type="char" svg:width="11.404cm" svg:height="2.514cm" draw:z-index="0"><draw:image xlink:href="Pictures/10000201000001AF0000005F425D6BCE3D13138A.png" xlink:type="simple" xlink:show="embed" xlink:actuate="onLoad" loext:mime-type="image/png"/></draw:frame></text:p>
      <text:p text:style-name="P59"><text:line-break/></text:p>
      <text:p text:style-name="P26"/>
      <text:p text:style-name="P27"/>
      <text:p text:style-name="P27">cada comando é responsável por apresentar uma janela no browser com diferentes requisições <text:s/></text:p>
      <text:p text:style-name="P27"/>
      <text:p text:style-name="P28">Aula #05</text:p>
      <text:p text:style-name="P28"/>
      <text:p text:style-name="P30">Tipos primitivos. <text:span text:style-name="T32">Os tipos de variáveis no JS são diferentes. Sobre os comandos aprendidos na aula passada é preciso guardá-los em variáveis para podermos trabalharmos com ela.</text:span><text:span text:style-name="T33"> Window.confirm e window.prompt.</text:span></text:p>
      <text:p text:style-name="P31">Para fazer comentário no JS //comentário ou /* código */ .</text:p>
      <text:p text:style-name="P43"><text:span text:style-name="T45">Variáveis servem para guardar informações na memória. = significa recebe, null significa nula. Para utilizarmos variáveis no JS usa-se a palavra </text:span><text:span text:style-name="T52">var </text:span><text:span text:style-name="T45">ou </text:span><text:span text:style-name="T52">let. </text:span></text:p>
      <text:p text:style-name="P43"><text:span text:style-name="T47">E</text:span><text:span text:style-name="T48">xp.: var n1 = 2 </text:span><text:span text:style-name="T47">|| let n2 = 3</text:span><text:span text:style-name="T48">. </text:span><text:span text:style-name="T47"><text:s/></text:span></text:p>
      <text:p text:style-name="P32"/>
      <text:p text:style-name="P32"><text:soft-page-break/>Para receber variáveis do tipo String se usa o aspas seja ela dupla “ blabla”, apostolo ’ blabla <text:s/>‘ou a crase ` blabla ` </text:p>
      <text:p text:style-name="P32">Exp.: var s1 = “ blabla ” || var s2 = ‘ blabla ’ || var s3 = ´ blabla ´.</text:p>
      <text:p text:style-name="P2"><text:span text:style-name="T59">p</text:span><text:span text:style-name="T60">ara mais informações sobre as aspas: </text:span><text:a xlink:type="simple" xlink:href="https://blog.matheuscastiglioni.com.br/string-em-javascript-com-aspas-simples-ou-duplas/" text:style-name="Internet_20_link" text:visited-style-name="Visited_20_Internet_20_Link"><text:span text:style-name="T58">https://blog.matheuscastiglioni.com.br/string-em-javascript-com-aspas-simples-ou-duplas/</text:span></text:a></text:p>
      <text:p text:style-name="P32">Regras para nomeação dos identificadores:</text:p>
      <text:list xml:id="list3198679730" text:style-name="L1">
        <text:list-item>
          <text:p text:style-name="P62">Pode começar com letra, $ ou _</text:p>
        </text:list-item>
        <text:list-item>
          <text:p text:style-name="P62">Não podem começar com números</text:p>
        </text:list-item>
        <text:list-item>
          <text:p text:style-name="P62">É possível usar letras ou números</text:p>
        </text:list-item>
        <text:list-item>
          <text:p text:style-name="P62">É possível usar acentos e símbolos </text:p>
        </text:list-item>
        <text:list-item>
          <text:p text:style-name="P62">Não podem conter espaços</text:p>
        </text:list-item>
        <text:list-item>
          <text:p text:style-name="P62">Não podem ser palavras reservadas</text:p>
        </text:list-item>
      </text:list>
      <text:p text:style-name="P43"><text:span text:style-name="T47">Para eu entrar no Node.js eu posso entrar através do terminal ou através do terminal que o próprio VS code possuí </text:span><text:span text:style-name="T49">(crtl + shift + cráse) porém como estou usando linux dps que eu abrir o terminal no vs code ainda sim preciso abrir o node com o comando node</text:span></text:p>
      <text:p text:style-name="P33"><draw:frame draw:style-name="fr1" draw:name="Image2" text:anchor-type="char" svg:width="17cm" svg:height="2.27cm" draw:z-index="1"><draw:image xlink:href="Pictures/10000201000002A90000005B3B4C1717BCBB88C6.png" xlink:type="simple" xlink:show="embed" xlink:actuate="onLoad" loext:mime-type="image/png"/></draw:frame></text:p>
      <text:p text:style-name="P45"><text:span text:style-name="T46">dicas </text:span><text:span text:style-name="T50">sobre nomes de variáveis</text:span><text:span text:style-name="T46">: </text:span></text:p>
      <text:list xml:id="list980648937" text:style-name="L2">
        <text:list-item>
          <text:p text:style-name="P63">Variáveis Maiúsculas e minúsculas fazem diferença</text:p>
        </text:list-item>
        <text:list-item>
          <text:p text:style-name="P68"><text:span text:style-name="T47">E</text:span><text:span text:style-name="T46">scolher nomes coerentes para as variáveis</text:span></text:p>
        </text:list-item>
      </text:list>
      <text:p text:style-name="P45"><text:span text:style-name="T46"><text:s/></text:span><text:span text:style-name="T50">Alguns tipos primitivos em JS</text:span></text:p>
      <text:p text:style-name="P34"><draw:frame draw:style-name="fr1" draw:name="Image3" text:anchor-type="char" svg:width="17cm" svg:height="8.393cm" draw:z-index="2"><draw:image xlink:href="Pictures/1000020100000371000001B3EA142E870BA6D308.png" xlink:type="simple" xlink:show="embed" xlink:actuate="onLoad" loext:mime-type="image/png"/></draw:frame></text:p>
      <text:p text:style-name="P44"><text:span text:style-name="T47">N</text:span><text:span text:style-name="T50">o JS diferente de outras linguagens a priori não trata de forma diferente o tipo </text:span><text:span text:style-name="T54">float </text:span><text:span text:style-name="T50">do tipo </text:span><text:span text:style-name="T54">integer</text:span><text:span text:style-name="T50">, todos eles são do tipo </text:span><text:span text:style-name="T54">number</text:span><text:span text:style-name="T50">.</text:span></text:p>
      <text:p text:style-name="P35"/>
      <text:p text:style-name="P35"><text:soft-page-break/>No curso será tratado bastante esse tipos de dados </text:p>
      <text:p text:style-name="P35"><draw:frame draw:style-name="fr3" draw:name="Image4" text:anchor-type="char" svg:width="6.72cm" svg:height="8.44cm" draw:z-index="3"><draw:image xlink:href="Pictures/10000201000000FE0000013FBCDE5EBEF8F51AAE.png" xlink:type="simple" xlink:show="embed" xlink:actuate="onLoad" loext:mime-type="image/png"/></draw:frame><text:s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mas vale lembrar que no JS existem outros tipos primitivos, segue alguns exemplos </text:p>
      <text:p text:style-name="P35"><draw:frame draw:style-name="fr3" draw:name="Image5" text:anchor-type="char" svg:width="6.668cm" svg:height="12.118cm" draw:z-index="4"><draw:image xlink:href="Pictures/10000201000000FC000001CA0ECA4311CBDC08CD.png" xlink:type="simple" xlink:show="embed" xlink:actuate="onLoad" loext:mime-type="image/png"/></draw:frame><text:s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/></text:p>
      <text:p text:style-name="P60"><text:span text:style-name="T46">JS (achei essa informação incrível) é orientado a objetos. No JS existe um comando muito bom o </text:span><text:span text:style-name="T53">typeof </text:span><text:span text:style-name="T50">(tipo de) serve para mostrar um tipo da variável. </text:span></text:p>
      <text:p text:style-name="P61"/>
      <text:p text:style-name="P60"><text:soft-page-break/><text:span text:style-name="T50">Vamos a</text:span><text:span text:style-name="T51">o</text:span><text:span text:style-name="T50"> exemplo:</text:span></text:p>
      <text:p text:style-name="P61"><draw:frame draw:style-name="fr3" draw:name="Image6" text:anchor-type="char" svg:width="9.128cm" svg:height="3.016cm" draw:z-index="5"><draw:image xlink:href="Pictures/100002010000015900000072680D7688AF5E4864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6">Quando estou definindo uma variável eu não defino o tipo primitivo dela, eu apenas defino que ela será um espaço na memória, ou seja a minha <text:span text:style-name="T39">variável</text:span> pode mudar conforme o programa for rodando (chocado) </text:p>
      <text:p text:style-name="P36"><draw:frame draw:style-name="fr3" draw:name="Image7" text:anchor-type="char" svg:width="8.573cm" svg:height="6.271cm" draw:z-index="6"><draw:image xlink:href="Pictures/1000020100000144000000ED7383DF86AD7694C6.png" xlink:type="simple" xlink:show="embed" xlink:actuate="onLoad" loext:mime-type="image/png"/></draw:frame><text:s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6"><text:span text:style-name="T51">p</text:span><text:span text:style-name="T46">osso fazer tanto para a </text:span><text:span text:style-name="T53">var/let </text:span><text:span text:style-name="T46">quanto diretamente para o atributo, isso é conhecido como typeof literal</text:span></text:p>
      <text:p text:style-name="P37"><draw:frame draw:style-name="fr3" draw:name="Image8" text:anchor-type="char" svg:width="8.916cm" svg:height="8.784cm" draw:z-index="7"><draw:image xlink:href="Pictures/10000201000001510000014C91C3876A90EA6651.png" xlink:type="simple" xlink:show="embed" xlink:actuate="onLoad" loext:mime-type="image/png"/></draw:frame><text:s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3" draw:name="Image9" text:anchor-type="char" svg:width="6.324cm" svg:height="1.058cm" draw:z-index="8"><draw:image xlink:href="Pictures/10000201000000EF000000284A4CBCB4557F41FF.png" xlink:type="simple" xlink:show="embed" xlink:actuate="onLoad" loext:mime-type="image/png"/></draw:frame><text:tab/><text:tab/></text:p>
      <text:p text:style-name="P37"/>
      <text:p text:style-name="P11"/>
      <text:p text:style-name="P3"><text:soft-page-break/><text:span text:style-name="T21">Existe uma diferença semântica entre </text:span><text:span text:style-name="Source_20_Text"><text:span text:style-name="T25">null </text:span></text:span><text:span text:style-name="Source_20_Text"><text:span text:style-name="T24">e </text:span></text:span><text:span text:style-name="Source_20_Text"><text:span text:style-name="T25">undefined</text:span></text:span><text:span text:style-name="T21">: o valor null é utilizado para indicar a ausência de um </text:span><text:span text:style-name="Emphasis"><text:span text:style-name="T35">objeto</text:span></text:span><text:span text:style-name="T21">, enquanto </text:span><text:span text:style-name="Source_20_Text"><text:span text:style-name="T25">undefined <text:s/></text:span></text:span><text:span text:style-name="T21">indica a ausência de um valor qualquer. </text:span></text:p>
      <text:p text:style-name="P47"><text:span text:style-name="T20">Undefined: </text:span><text:span text:style-name="T7">valor primitivo utilizado quando uma variável não teve valor atribuido</text:span></text:p>
      <text:p text:style-name="P12">Null: valor primitivo que representa a ausência intencional de um valor de objeto</text:p>
      <text:p text:style-name="P12"/>
      <text:p text:style-name="P18">Aula #06</text:p>
      <text:p text:style-name="P18"/>
      <text:p text:style-name="P13">Manipulação de dados</text:p>
      <text:p text:style-name="P48"><text:span text:style-name="T8">Diferença entre </text:span><text:span text:style-name="T16">let </text:span><text:span text:style-name="T8">e </text:span><text:span text:style-name="T16">var: </text:span><text:span text:style-name="T8">Enquanto as variáveis declaradas com </text:span><text:span text:style-name="T16">let </text:span><text:span text:style-name="T8">têm escopo de bloco, instrução ou expressão, as variáveis declaradas com </text:span><text:span text:style-name="T16">var </text:span><text:span text:style-name="T8">tem escopo global ou escopo de função. </text:span></text:p>
      <text:p text:style-name="P4"><text:span text:style-name="T22">Para mais informações: </text:span><text:a xlink:type="simple" xlink:href="https://dicasdejavascript.com.br/javascript-qual-a-diferenca-entre-var-e-let/" text:style-name="Internet_20_link" text:visited-style-name="Visited_20_Internet_20_Link"><text:span text:style-name="T55">https://dicasdejavascript.com.br/javascript-qual-a-diferenca-entre-var-e-let/</text:span></text:a></text:p>
      <text:p text:style-name="P13">A declaração const cria uma variável cujo o valor é fixo, ou seja, uma constante <text:s/>somente leitura. Isso não significa que o valor é imutável, apenas que a variável constante não pode ser alteradas ou retribuída.</text:p>
      <text:p text:style-name="P5"><text:span text:style-name="T22">P</text:span><text:span text:style-name="T23">ara mais informações: <text:s/></text:span><text:a xlink:type="simple" xlink:href="https://developer.mozilla.org/pt-BR/docs/Web/JavaScript/Reference/Statements/const" text:style-name="Internet_20_link" text:visited-style-name="Visited_20_Internet_20_Link"><text:span text:style-name="T55">https://developer.mozilla.org/pt-BR/docs/Web/JavaScript/Reference/Statements/const</text:span></text:a></text:p>
      <text:p text:style-name="P14">Guardando dados dentro da variável </text:p>
      <text:p text:style-name="P14"><text:s/><draw:frame draw:style-name="fr3" draw:name="Image10" text:anchor-type="char" svg:width="11.271cm" svg:height="1.931cm" draw:z-index="9"><draw:image xlink:href="Pictures/10000201000001AA000000492F46A64C89B6F4DF.png" xlink:type="simple" xlink:show="embed" xlink:actuate="onLoad" loext:mime-type="image/png"/></draw:frame></text:p>
      <text:p text:style-name="P13"/>
      <text:p text:style-name="P13"/>
      <text:p text:style-name="P13"/>
      <text:p text:style-name="P49"><text:span text:style-name="T9">O + serve para concatenar. Então se eu tiver trabalhando com String e usar o </text:span><text:span text:style-name="T10">+</text:span><text:span text:style-name="T9"> ele vai concatenar agora se eu tiver trabalhando com numbers ele retornar soma. Se eu precisar digitar um valor no </text:span><text:span text:style-name="T17">window.prompt</text:span><text:span text:style-name="T9"> ele vai retornar uma String, então no caso é necessário fazer uma conversão de tipos: </text:span><text:span text:style-name="T18">Number.parseInt </text:span><text:span text:style-name="T11">ou </text:span><text:span text:style-name="T18">Number.parseFloat</text:span></text:p>
      <text:p text:style-name="P50"><draw:frame draw:style-name="fr1" draw:name="Image11" text:anchor-type="char" svg:width="17cm" svg:height="2.972cm" draw:z-index="10"><draw:image xlink:href="Pictures/100002010000029D00000075D31FA0D68A504DF5.png" xlink:type="simple" xlink:show="embed" xlink:actuate="onLoad" loext:mime-type="image/png"/></draw:frame><text:span text:style-name="T11">m</text:span><text:span text:style-name="T12">as existe uma forma mais simplificada de fazer o </text:span><text:span text:style-name="T19">parse </text:span><text:span text:style-name="T12"><text:s/>é apenas utilizando o </text:span><text:span text:style-name="T19">Number(n), </text:span><text:span text:style-name="T12">o próprio JavaScript vai decidir se é Float ou Integer. Exp.:</text:span></text:p>
      <text:p text:style-name="P15"><draw:frame draw:style-name="fr3" draw:name="Image13" text:anchor-type="char" svg:width="16.06cm" svg:height="3.149cm" draw:z-index="11"><draw:image xlink:href="Pictures/100002010000025F00000077F26FDFA241492DB3.png" xlink:type="simple" xlink:show="embed" xlink:actuate="onLoad" loext:mime-type="image/png"/></draw:frame></text:p>
      <text:p text:style-name="P51"><text:soft-page-break/><text:span text:style-name="T7">Para fazer de String para Number é só inverter </text:span><text:span text:style-name="T15">String(n) ou n.toString()</text:span><text:span text:style-name="T7">.</text:span></text:p>
      <text:p text:style-name="P16">Fazendo concatenação de forma tradicional</text:p>
      <text:p text:style-name="P52"><draw:frame draw:style-name="fr1" draw:name="Image14" text:anchor-type="char" svg:width="17cm" svg:height="8.698cm" draw:z-index="12"><draw:image xlink:href="Pictures/10000201000002AE0000015FADA8D8C457B1B6DB.png" xlink:type="simple" xlink:show="embed" xlink:actuate="onLoad" loext:mime-type="image/png"/></draw:frame><text:span text:style-name="T12">E</text:span><text:span text:style-name="T7">xiste uma forma mais moderna de fazer isso chamada tamplates Strings</text:span></text:p>
      <text:p text:style-name="P16"><draw:frame draw:style-name="fr1" draw:name="Image15" text:anchor-type="char" svg:width="17cm" svg:height="4.486cm" draw:z-index="13"><draw:image xlink:href="Pictures/10000201000003B7000000FB580618E8BF6665B1.png" xlink:type="simple" xlink:show="embed" xlink:actuate="onLoad" loext:mime-type="image/png"/></draw:frame>${} = place roder</text:p>
      <text:p text:style-name="P16"><draw:frame draw:style-name="fr1" draw:name="Image16" text:anchor-type="char" svg:width="17cm" svg:height="3.385cm" draw:z-index="14"><draw:image xlink:href="Pictures/10000201000002AB000000880F6C7A757443177D.png" xlink:type="simple" xlink:show="embed" xlink:actuate="onLoad" loext:mime-type="image/png"/></draw:frame>usasse crase e o place order para fazer essa forma</text:p>
      <text:p text:style-name="P16"><draw:frame draw:style-name="fr3" draw:name="Image17" text:anchor-type="char" svg:width="13.256cm" svg:height="0.82cm" draw:z-index="15"><draw:image xlink:href="Pictures/10000201000001F50000001F6AED0FF3A4ECB499.png" xlink:type="simple" xlink:show="embed" xlink:actuate="onLoad" loext:mime-type="image/png"/></draw:frame>Algumas informações</text:p>
      <text:p text:style-name="P16"><draw:frame draw:style-name="fr1" draw:name="Image18" text:anchor-type="char" svg:width="17cm" svg:height="3.937cm" draw:z-index="16"><draw:image xlink:href="Pictures/1000020100000408000000EF3F62703C7E1239E3.png" xlink:type="simple" xlink:show="embed" xlink:actuate="onLoad" loext:mime-type="image/png"/></draw:frame><text:s/></text:p>
      <text:p text:style-name="P53"><text:soft-page-break/><text:span text:style-name="T7">O comando </text:span><text:span text:style-name="T15">document.write </text:span><text:span text:style-name="T7">escreve no html da página </text:span></text:p>
      <text:p text:style-name="P17"><draw:frame draw:style-name="fr1" draw:name="Image19" text:anchor-type="char" svg:width="17cm" svg:height="2.221cm" draw:z-index="17"><draw:image xlink:href="Pictures/100002010000037800000074D18CF2E87F938C8A.png" xlink:type="simple" xlink:show="embed" xlink:actuate="onLoad" loext:mime-type="image/png"/></draw:frame></text:p>
      <text:p text:style-name="P54"><text:span text:style-name="T7">formatação de números </text:span><text:span text:style-name="T15">.toFixed </text:span><text:span text:style-name="T7">serve para acrescentar ou retirar casas decimais (float) já o replace está alterando o . para ,</text:span></text:p>
      <text:p text:style-name="P17"><draw:frame draw:style-name="fr3" draw:name="Image20" text:anchor-type="char" svg:width="8.943cm" svg:height="5.636cm" draw:z-index="18"><draw:image xlink:href="Pictures/1000020100000152000000D5A8F87F248B65679E.png" xlink:type="simple" xlink:show="embed" xlink:actuate="onLoad" loext:mime-type="image/png"/></draw:frame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adicionando valor monetário BRL</text:p>
      <text:p text:style-name="P17"><draw:frame draw:style-name="fr1" draw:name="Image21" text:anchor-type="char" svg:width="17cm" svg:height="3.57cm" draw:z-index="19"><draw:image xlink:href="Pictures/10000201000002B7000000921134A9890C71B433.png" xlink:type="simple" xlink:show="embed" xlink:actuate="onLoad" loext:mime-type="image/png"/></draw:frame></text:p>
      <text:p text:style-name="P40"><text:span text:style-name="T14">A</text:span><text:span text:style-name="T13">ula #7</text:span></text:p>
      <text:p text:style-name="P77"/>
      <text:p text:style-name="P6"><text:span text:style-name="T26">Para mais informações sobre operadores link: </text:span><text:a xlink:type="simple" xlink:href="https://developer.mozilla.org/pt-BR/docs/Web/JavaScript/Guide/Expressions_and_operators" text:style-name="Internet_20_link" text:visited-style-name="Visited_20_Internet_20_Link"><text:span text:style-name="T61">https://developer.mozilla.org/pt-BR/docs/Web/JavaScript/Guide/Expressions_and_operators</text:span></text:a></text:p>
      <text:p text:style-name="P56">No curso do Guanabara ele irá focar em: <text:span text:style-name="T74">Aritméticos, Atribuição, relacionais, lógicos e ternários</text:span>. Para parte 1 da aula 07 ele irá falar sobre <text:span text:style-name="T74">aritméticos e atribuição</text:span>. </text:p>
      <text:p text:style-name="P56"><text:span text:style-name="T75">Operadores aritméticos:</text:span> + (soma), -(subtração), *(multiplicação), /(Divisão), %(resto da divisão) e **(<text:span text:style-name="T40">potência</text:span>). <text:span text:style-name="T40">Obs.: Assim como matemática no JS existe precedência de operadores, para alterar a ordem dos precedência se usa os () parênteses. Isso vale para qualquer linguagem de programação. </text:span></text:p>
      <text:p text:style-name="P7"><text:span text:style-name="T62">Operadores de atribuição: </text:span><text:span text:style-name="T63">Para fazer </text:span><text:span text:style-name="T64">o</text:span><text:span text:style-name="T63"> receber a própria variável + n é </text:span><text:span text:style-name="T65">var n += número. </text:span><text:span text:style-name="T66">Para </text:span><text:span text:style-name="T67">incrementar</text:span><text:span text:style-name="T66"> + 1 uso o </text:span><text:span text:style-name="T65">nomeVariavel++. </text:span><text:span text:style-name="T67">Pode usar qualquer operador aritmético. Deve-se se atentar em pré e pós incremento.</text:span></text:p>
      <text:p text:style-name="P69"/>
      <text:p text:style-name="P64">Aula #08</text:p>
      <text:p text:style-name="P57"><text:span text:style-name="T41">Nessa aula vamos abordar o tema de </text:span><text:span text:style-name="T42">relacionais, lógicos e ternários.</text:span><text:span text:style-name="T43"> </text:span></text:p>
      <text:p text:style-name="P8"><text:span text:style-name="T68">Operadores relacionais: </text:span><text:span text:style-name="T69">&gt;(maior que), &lt;(menor que)​​​​ &gt;=(maior ou igual), &lt;=(menor ou igual), ==(igual a) e !=(diferente de). </text:span><text:span text:style-name="T70">Todo resultado de uma expressão </text:span><text:span text:style-name="T72">relacional</text:span><text:span text:style-name="T70"> vai retornar um valor </text:span><text:span text:style-name="T73">boolean.</text:span><text:span text:style-name="T71"> Uma coisa muito importante de se notar no JS, == vai comparar os valores contidos nas variáveis, já o === compara os tipos.</text:span></text:p>
      <text:p text:style-name="P73"><text:s/></text:p>
      <text:p text:style-name="P74"><draw:frame draw:style-name="fr3" draw:name="Image12" text:anchor-type="char" svg:width="3.757cm" svg:height="9.393cm" draw:z-index="20"><draw:image xlink:href="Pictures/100002010000008E00000163F4A641F46CDE5C4F.png" xlink:type="simple" xlink:show="embed" xlink:actuate="onLoad" loext:mime-type="image/png"/></draw:frame><text:soft-page-break/></text:p>
      <text:p text:style-name="P69"/>
      <text:p text:style-name="P55"><text:s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41">Operadores lógicos: <text:span text:style-name="T76">!(not) &amp;&amp;(and) e ||(our). </text:span><text:span text:style-name="T77">Lembrando: primeiro operadores aritméticos, em seguida operadores relacionais e por fim os lógicos.</text:span></text:p>
      <text:p text:style-name="P75">Ordem dos operadores lógicos: !, &amp;&amp; e ||.</text:p>
      <text:p text:style-name="P42"><text:span text:style-name="T78">O</text:span>perador ternário:<text:tab/> <text:span text:style-name="T76">composto por 3 parte </text:span><text:span text:style-name="T34">teste?true:false</text:span></text:p>
      <text:p text:style-name="P76"><text:s/><draw:frame draw:style-name="fr3" draw:name="Image22" text:anchor-type="char" svg:width="9.393cm" svg:height="2.355cm" draw:z-index="21"><draw:image xlink:href="Pictures/100002010000016300000059F4C619ADCAE165ED.png" xlink:type="simple" xlink:show="embed" xlink:actuate="onLoad" loext:mime-type="image/png"/></draw:frame></text:p>
      <text:p text:style-name="P76"/>
      <text:p text:style-name="P76"/>
      <text:p text:style-name="P76"/>
      <text:p text:style-name="P76"/>
      <text:p text:style-name="P76"/>
      <text:p text:style-name="P29"><text:span text:style-name="T79">Módulo C - </text:span>Aula #09</text:p>
      <text:p text:style-name="P65"><text:tab/></text:p>
      <text:list xml:id="list948478629" text:style-name="L3">
        <text:list-item>
          <text:p text:style-name="P67">DOM <text:span text:style-name="T79">(Document Object Model)</text:span></text:p>
        </text:list-item>
        <text:list-item>
          <text:p text:style-name="P66">Árvore DOM</text:p>
        </text:list-item>
        <text:list-item>
          <text:p text:style-name="P66">Manipulando DOM</text:p>
        </text:list-item>
      </text:list>
      <text:p text:style-name="P78">DOM é um acrônimo para Document Object Model (Modelo de Objetos de Documento) ele representa os objetos de uma página HTML em forma de uma árvore. O DOM é importante pois é através dele que acessamos os elementos dentro de uma página HTML.</text:p>
      <text:p text:style-name="P79"><text:span text:style-name="T37">Basicamente é um conjunto de objetos dentro do meu navegador que vai da acesso que vai da acesso aos componentes do website, o DOM <text:s/>não funciona no NodeJs por exemplo, pois ele só roda dentro do navegador. Devo aprender a fazer a árvore DOM dentro do site que eu for construir. A árvore DOM começa da raiz que se chama window, ou seja, todo que está no js está em uma window (o navegador). No window tenho o location (onde está meu site) o document (que é o documento atual) e o history (que vai guardando o histórico)… E Existe muito mais </text:span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oft-page-break/><text:span text:style-name="T36">Entre outras coisas</text:span></text:p>
      <text:p text:style-name="P80"><draw:frame draw:style-name="fr2" draw:name="Image23" text:anchor-type="char" svg:x="4.313cm" svg:y="0.434cm" svg:width="7.495cm" svg:height="12.774cm" draw:z-index="22"><draw:image xlink:href="Pictures/10000201000001AE000002DD34ED8BB798DB3182.png" xlink:type="simple" xlink:show="embed" xlink:actuate="onLoad" loext:mime-type="image/png"/></draw:frame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1"><text:span text:style-name="T36">Eu posso acessar qualquer elemento dentro da minha árvore dom através do js. Eu posso selecionar através de: </text:span><text:span text:style-name="T38">Marca, id, nome, classe e seletor(css).</text:span></text:p>
      <text:p text:style-name="P81"><text:span text:style-name="T36">Acessando por marca</text:span><text:span text:style-name="T38">: getElementsByTagName()</text:span></text:p>
      <text:p text:style-name="P80"><text:span text:style-name="T36"/></text:p>
      <text:p text:style-name="P80"><draw:frame draw:style-name="fr3" draw:name="Image24" text:anchor-type="char" svg:width="14.314cm" svg:height="4.313cm" draw:z-index="23"><draw:image xlink:href="Pictures/100002010000021D000000A3DD7FE6EF3E23BBA6.png" xlink:type="simple" xlink:show="embed" xlink:actuate="onLoad" loext:mime-type="image/png"/></draw:frame><draw:frame draw:style-name="fr2" draw:name="Image25" text:anchor-type="char" svg:x="2.226cm" svg:y="4.616cm" svg:width="12.197cm" svg:height="5.159cm" draw:z-index="24"><draw:image xlink:href="Pictures/10000201000001CD000000C3E643F57A4C6D6428.png" xlink:type="simple" xlink:show="embed" xlink:actuate="onLoad" loext:mime-type="image/png"/></draw:frame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80"><text:span text:style-name="T36"/></text:p>
      <text:p text:style-name="P76"/>
      <text:p text:style-name="P76"/>
      <text:p text:style-name="P70"><text:soft-page-break/>Com o DOM eu posso modificar coisas que já foram feitas. O innerText pega somente o texto já o innerHTML pega a formatação. <text:span text:style-name="T80">A partir dessas informações posso fazer diversas modificações no código. Exp.:</text:span></text:p>
      <text:p text:style-name="P70"><draw:frame draw:style-name="fr1" draw:name="Image26" text:anchor-type="char" svg:width="17cm" svg:height="5.491cm" draw:z-index="25"><draw:image xlink:href="Pictures/10000201000004F20000019955357268F0A3F950.png" xlink:type="simple" xlink:show="embed" xlink:actuate="onLoad" loext:mime-type="image/png"/></draw:frame></text:p>
      <text:p text:style-name="P71"><text:span text:style-name="T81">também é possível fazer através do queryselector</text:span></text:p>
      <text:p text:style-name="P71"><draw:frame draw:style-name="fr1" draw:name="Image27" text:anchor-type="char" svg:width="17cm" svg:height="9.218cm" draw:z-index="26"><draw:image xlink:href="Pictures/10000201000003BF000002084D5D575CA3AA80AD.png" xlink:type="simple" xlink:show="embed" xlink:actuate="onLoad" loext:mime-type="image/png"/></draw:frame><text:s/></text:p>
      <text:p text:style-name="P72">Lembrando que # significa id e . significa class</text:p>
      <text:p text:style-name="P7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6T15:20:05.435441379</meta:creation-date>
    <meta:editing-duration>PT1H58M29S</meta:editing-duration>
    <meta:editing-cycles>22</meta:editing-cycles>
    <meta:generator>LibreOffice/6.4.3.2$Linux_X86_64 LibreOffice_project/40$Build-2</meta:generator>
    <dc:date>2020-05-27T02:52:18.990218514</dc:date>
    <meta:document-statistic meta:table-count="0" meta:image-count="27" meta:object-count="0" meta:page-count="10" meta:paragraph-count="99" meta:word-count="1234" meta:character-count="7937" meta:non-whitespace-character-count="6475"/>
  </office:meta>
</office:document-meta>
</file>